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f9328" officeooo:paragraph-rsid="000f932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9328" officeooo:paragraph-rsid="000f932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f9328" officeooo:paragraph-rsid="000f932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1286" officeooo:paragraph-rsid="00111286" style:font-size-asian="14pt" style:font-size-complex="14pt"/>
    </style:style>
    <style:style style:name="T1" style:family="text">
      <style:text-properties officeooo:rsid="00109c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inition des échanges Client-Serveur</text:p>
      <text:p text:style-name="P1"/>
      <text:p text:style-name="P2">Pour l’Evenement :</text:p>
      <text:p text:style-name="P2">- getEvenement : le client envoie un String puis <text:span text:style-name="T1">l’int</text:span> de <text:span text:style-name="T1">l’id </text:span>l’événement : « getEvenement » + <text:span text:style-name="T1">idE</text:span>venement</text:p>
      <text:p text:style-name="P4">renvoie : evenement</text:p>
      <text:p text:style-name="P2"/>
      <text:p text:style-name="P2">-<text:span text:style-name="T1">addEvenement : « addEvenement » + evenement</text:span></text:p>
      <text:p text:style-name="P4">renvoie : true/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5:03:48.146672691</meta:creation-date>
    <meta:generator>LibreOffice/5.1.6.2$Linux_X86_64 LibreOffice_project/10m0$Build-2</meta:generator>
    <dc:date>2017-10-20T16:00:12.871375654</dc:date>
    <meta:editing-duration>PT12M43S</meta:editing-duration>
    <meta:editing-cycles>3</meta:editing-cycles>
    <meta:document-statistic meta:table-count="0" meta:image-count="0" meta:object-count="0" meta:page-count="1" meta:paragraph-count="6" meta:word-count="39" meta:character-count="246" meta:non-whitespace-character-count="213"/>
  </office:meta>
</office:document-meta>
</file>